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23.63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7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8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0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3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family="'Liberation Mono'" style:font-family-generic="modern" style:font-pitch="fixed" fo:font-size="24pt" style:font-size-asian="24pt" style:font-size-complex="24pt"/>
    </style:style>
    <style:style style:name="T29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3-07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 infix operations in a Lispy way</text:p>
                  </text:list-item>
                  <text:list-item>
                    <text:p>Neoteric: An f(...) maps to (f …)</text:p>
                  </text:list-item>
                  <text:list-item>
                    <text:p>Sweet: Deduces parentheses from indentation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2">S-expressions, + curly braces {...} contain an “infix list”</text:span></text:p>
              </text:list-item>
              <text:list-item>
                <text:p><text:span text:style-name="T12">A “simple infix list” represents </text:span><text:span text:style-name="T13">one</text:span><text:span text:style-name="T14"> operation in infix order</text:span><text:span text:style-name="T12">:</text:span></text:p>
                <text:list>
                  <text:list-item>
                    <text:p><text:span text:style-name="T15">An odd number of parameters</text:span></text:p>
                  </text:list-item>
                  <text:list-item>
                    <text:p><text:span text:style-name="T15">At least 3 parameters, and</text:span></text:p>
                  </text:list-item>
                  <text:list-item>
                    <text:p><text:span text:style-name="T15">All even parameters same symbol</text:span></text:p>
                    <text:p><text:span text:style-name="T15">… </text:span><text:span text:style-name="T15">maps to “(even-param odd-params)”</text:span></text:p>
                  </text:list-item>
                  <text:list-item>
                    <text:p><text:span text:style-name="T15">So {a + b + c} </text:span><text:span text:style-name="T16">►</text:span><text:span text:style-name="T15"> (+ a b c)</text:span></text:p>
                  </text:list-item>
                </text:list>
              </text:list-item>
              <text:list-item>
                <text:p><text:span text:style-name="T12">Empty {} </text:span><text:span text:style-name="T17">►(); escaping {e} ►e; unary-op {a b}►(a b)</text:span></text:p>
              </text:list-item>
              <text:list-item>
                <text:p><text:span text:style-name="T12">Otherwise maps to “($nfx$ parameters)” – homoiconic</text:span></text:p>
              </text:list-item>
              <text:list-item>
                <text:p><text:span text:style-name="T12">No built-in precedence, use another {…} for embedded list</text:span></text:p>
              </text:list-item>
              <text:list-item>
                <text:p><text:span text:style-name="T12">List items are actually neoteric-expressions (described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8">Basics</text:span></text:p>
                <text:p text:style-name="P8"><text:span text:style-name="T18"/></text:p>
                <text:p text:style-name="P8"><text:span text:style-name="T6">{n &lt;= 2}</text:span></text:p>
                <text:p text:style-name="P8"><text:span text:style-name="T19">↓</text:span></text:p>
                <text:p text:style-name="P8"><text:span text:style-name="T19">(&lt;= n 2)</text:span></text:p>
                <text:p text:style-name="P8"><text:span text:style-name="T19"/></text:p>
                <text:p text:style-name="P8"><text:span text:style-name="T19"/></text:p>
              </table:table-cell>
              <table:table-cell>
                <text:p text:style-name="P3"><text:span text:style-name="T18">Multiple operands</text:span></text:p>
                <text:p text:style-name="P3"><text:span text:style-name="T20"/></text:p>
                <text:p text:style-name="P3"><text:span text:style-name="T21">{2 * 3 * 4}</text:span></text:p>
                <text:p text:style-name="P3"><text:span text:style-name="T22">↓</text:span></text:p>
                <text:p text:style-name="P3"><text:span text:style-name="T22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No precedence</text:span></text:p>
                <text:p text:style-name="P3"><text:span text:style-name="T18"/></text:p>
                <text:p text:style-name="P3"><text:span text:style-name="T6">{2 + {3 * 4}}</text:span></text:p>
                <text:p text:style-name="P3"><text:span text:style-name="T19">↓</text:span></text:p>
                <text:p text:style-name="P3"><text:span text:style-name="T19">(+ 2 (* 3 4))</text:span></text:p>
              </table:table-cell>
              <table:table-cell>
                <text:p text:style-name="P3"><text:span text:style-name="T18">Mixed operators</text:span></text:p>
                <text:p text:style-name="P3"><text:span text:style-name="T18"/></text:p>
                <text:p text:style-name="P3"><text:span text:style-name="T6">{2 + 3 * 4}</text:span></text:p>
                <text:p text:style-name="P3"><text:span text:style-name="T19">↓</text:span></text:p>
                <text:p text:style-name="P3"><text:span text:style-name="T19">($nfx$ 2 + 3 * 4)</text:span></text:p>
                <text:p text:style-name="P3"><text:span text:style-name="T1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1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24">define factorial(n)</text:span></text:p>
                <text:p><text:span text:style-name="T24"><text:s text:c="3"/></text:span><text:span text:style-name="T24">if <text:s/>{n &lt;= 1}</text:span></text:p>
                <text:p><text:span text:style-name="T24"><text:s text:c="8"/></text:span><text:span text:style-name="T24">1</text:span></text:p>
                <text:p><text:span text:style-name="T24"><text:s text:c="8"/></text:span><text:span text:style-name="T24">{n * factorial{n - 1}}</text:span></text:p>
              </text:list-header>
            </text:list>
          </draw:text-box>
        </draw:frame>
        <draw:g xml:id="id2" draw:id="id2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4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4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4" draw:text-style-name="P3" draw:layer="layout" svg:x1="14.752cm" svg:y1="6.657cm" svg:x2="12.954cm" svg:y2="6.911cm">
            <text:p/>
          </draw:line>
          <draw:line draw:style-name="gr4" draw:text-style-name="P3" draw:layer="layout" svg:x1="14.752cm" svg:y1="6.656cm" svg:x2="11.43cm" svg:y2="9.398cm">
            <text:p/>
          </draw:line>
          <draw:line draw:style-name="gr4" draw:text-style-name="P3" draw:layer="layout" svg:x1="14.752cm" svg:y1="6.656cm" svg:x2="16.256cm" svg:y2="9.652cm">
            <text:p/>
          </draw:line>
        </draw:g>
        <draw:g xml:id="id3" draw:id="id3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0" draw:layer="layout" svg:width="17.355cm" svg:height="1.038cm" svg:x="4.898cm" svg:y="18.796cm">
            <draw:text-box>
              <text:p><text:span text:style-name="T25">A sweet-expression reader would accept </text:span><text:span text:style-name="T26">either</text:span><text:span text:style-name="T27"> format</text:span></text:p>
            </draw:text-box>
          </draw:frame>
          <draw:frame presentation:style-name="pr11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24">(define (factorial n)</text:span></text:p>
                  <text:p><text:span text:style-name="T24"><text:s text:c="2"/></text:span><text:span text:style-name="T24">(if (&lt;= n 1)</text:span></text:p>
                  <text:p><text:span text:style-name="T24"><text:s text:c="4"/></text:span><text:span text:style-name="T24">1</text:span></text:p>
                  <text:p><text:span text:style-name="T24"><text:s text:c="4"/></text:span><text:span text:style-name="T24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24">define unit-list(x)</text:span></text:p>
            <text:p><text:span text:style-name="T24"><text:s text:c="4"/></text:span><text:span text:style-name="T24">cond</text:span></text:p>
            <text:p><text:span text:style-name="T24"><text:s text:c="8"/></text:span><text:span text:style-name="T24">null?(x) <text:s text:c="3"/>'()</text:span></text:p>
            <text:p><text:span text:style-name="T24"><text:s text:c="8"/></text:span><text:span text:style-name="T24">pair?(x)</text:span></text:p>
            <text:p><text:span text:style-name="T24"><text:s text:c="12"/></text:span><text:span text:style-name="T24">if null?(cdr(x))</text:span></text:p>
            <text:p><text:span text:style-name="T24"><text:s text:c="16"/></text:span><text:span text:style-name="T24">unit car(x)</text:span></text:p>
            <text:p><text:span text:style-name="T24"><text:s text:c="16"/></text:span><text:span text:style-name="T24">append unit(car(x)) LISTSPACE unit-list(cdr(x))</text:span></text:p>
            <text:p><text:span text:style-name="T24"><text:s text:c="8"/></text:span><text:span text:style-name="T24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11"><text:span text:style-name="T3">Traditional S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(+ 1 2))))</text:span></text:p>
              </table:table-cell>
            </table:table-row>
            <table:table-row table:style-name="ro3">
              <table:table-cell table:style-name="ce2">
                <text:p text:style-name="P12"><text:span text:style-name="T3">Curly-infix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{1 + 2})))</text:span></text:p>
              </table:table-cell>
            </table:table-row>
            <table:table-row table:style-name="ro4">
              <table:table-cell table:style-name="ce2">
                <text:p text:style-name="P12"><text:span text:style-name="T3">Neoteric-expressions</text:span></text:p>
              </table:table-cell>
              <table:table-cell table:style-name="ce3">
                <text:p text:style-name="P12"><text:span text:style-name="T28">message(</text:span></text:p>
                <text:p text:style-name="P12"><text:span text:style-name="T28"><text:s text:c="2"/></text:span><text:span text:style-name="T28">number-to-string(</text:span></text:p>
                <text:p text:style-name="P12"><text:span text:style-name="T28"><text:s text:c="4"/></text:span><text:span text:style-name="T28">exp{1 + 2}))</text:span></text:p>
              </table:table-cell>
            </table:table-row>
            <table:table-row table:style-name="ro5">
              <table:table-cell table:style-name="ce2">
                <text:p text:style-name="P12"><text:span text:style-name="T3">Sweet-expressions</text:span></text:p>
              </table:table-cell>
              <table:table-cell table:style-name="ce3">
                <text:p text:style-name="P12"><text:span text:style-name="T28">message</text:span></text:p>
                <text:p text:style-name="P12"><text:span text:style-name="T28"><text:s text:c="2"/></text:span><text:span text:style-name="T28">number-to-string</text:span></text:p>
                <text:p text:style-name="P12"><text:span text:style-name="T28"><text:s text:c="4"/></text:span><text:span text:style-name="T28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10">neoteric</text:span></text:p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2" draw:text-style-name="P13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</text:p>
                <text:list>
                  <text:list-item>
                    <text:p>Starts new line at current indentation</text:p>
                  </text:list-item>
                  <text:list-item>
                    <text:p>E.G.: <text:s/>a b \\ c d → ((a b) (c d)</text:p>
                  </text:list-item>
                </text:list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  <text:list-item>
                <text:p>&lt;* … *&gt; surrounds a collecting list of 0+ sweet-expressions</text:p>
                <text:list>
                  <text:list-item>
                    <text:p>Restarts indentation; useful for let... and module definitions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24.556cm" svg:height="1.195cm" svg:x="1.37cm" svg:y="19.279cm">
          <draw:text-box>
            <text:p><text:span text:style-name="T29">These simplify using indentation 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5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30">let*</text:span></text:p>
                <text:list>
                  <text:list-header>
                    <text:p><text:span text:style-name="T30">\\</text:span></text:p>
                    <text:p><text:span text:style-name="T30"><text:s text:c="4"/></text:span><text:span text:style-name="T30">myprefix getdent(x)</text:span></text:p>
                    <text:p><text:span text:style-name="T30"><text:s text:c="4"/></text:span><text:span text:style-name="T30">newdent process(myprefix)</text:span></text:p>
                    <text:p><text:span text:style-name="T30">append newdent</text:span></text:p>
                    <text:list>
                      <text:list-header>
                        <text:p><text:span text:style-name="T30"><text:s/></text:span><text:span text:style-name="T30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6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draw:frame draw:style-name="gr9" draw:text-style-name="P4" draw:layer="layout" svg:width="15.518cm" svg:height="2.301cm" svg:x="5.334cm" svg:y="17.526cm">
          <draw:text-box>
            <text:p text:style-name="P3"><text:span text:style-name="T3">All Free/Libre/Open Source Software</text:span></text:p>
            <text:p text:style-name="P3"><text:span text:style-name="T3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3-07T21:35:31.05</dc:date>
    <meta:editing-duration>P1DT5H23M4S</meta:editing-duration>
    <meta:editing-cycles>123</meta:editing-cycles>
    <meta:generator>LibreOffice/3.5$Windows_x86 LibreOffice_project/e0fbe70-5879838-a0745b0-0cd1158-638b327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38"/>
    <meta:user-defined meta:name="Author">David A. Wheeler</meta:user-defined>
    <meta:user-defined meta:name="URL">http://readable.sourceforge.net</meta:user-defined>
  </office:meta>
</office:document-meta>
</file>